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50000003F294420DB0AF2E6B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d8d1a" officeooo:paragraph-rsid="000d8d1a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officeooo:rsid="000d8d1a" officeooo:paragraph-rsid="000d8d1a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d8d1a" officeooo:paragraph-rsid="000d8d1a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Droid Sans Mono" fo:font-size="12pt" fo:font-weight="normal" officeooo:rsid="000d8d1a" officeooo:paragraph-rsid="000d8d1a" fo:background-color="#ffffff" style:font-size-asian="12pt" style:font-weight-asian="bold" style:font-size-complex="12pt" style:font-weight-complex="bold"/>
    </style:style>
    <style:style style:name="P5" style:family="paragraph" style:parent-style-name="Standard">
      <style:paragraph-properties style:line-height-at-least="0.439cm"/>
      <style:text-properties fo:color="#000000" style:font-name="Droid Sans Mono" fo:font-size="12pt" fo:font-weight="normal" fo:background-color="#ffffff" style:font-size-asian="12pt" style:font-size-complex="12pt"/>
    </style:style>
    <style:style style:name="P6" style:family="paragraph" style:parent-style-name="Standard">
      <style:paragraph-properties style:line-height-at-least="0.439cm"/>
      <style:text-properties fo:font-size="12pt" style:font-size-asian="12pt" style:font-size-complex="12pt"/>
    </style:style>
    <style:style style:name="T1" style:family="text">
      <style:text-properties fo:color="#0000ff"/>
    </style:style>
    <style:style style:name="T2" style:family="text">
      <style:text-properties fo:color="#2b91af"/>
    </style:style>
    <style:style style:name="T3" style:family="text">
      <style:text-properties fo:color="#098658"/>
    </style:style>
    <style:style style:name="T4" style:family="text">
      <style:text-properties fo:color="#74531f"/>
    </style:style>
    <style:style style:name="T5" style:family="text">
      <style:text-properties fo:color="#808080"/>
    </style:style>
    <style:style style:name="T6" style:family="text">
      <style:text-properties fo:color="#1f377f"/>
    </style:style>
    <style:style style:name="T7" style:family="text">
      <style:text-properties fo:color="#8f08c4"/>
    </style:style>
    <style:style style:name="T8" style:family="text">
      <style:text-properties fo:color="#e21f1f"/>
    </style:style>
    <style:style style:name="T9" style:family="text">
      <style:text-properties fo:color="#a315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l No :-14</text:p>
      <text:p text:style-name="P1"/>
      <text:p text:style-name="P2">Nested class</text:p>
      <text:p text:style-name="P3">Code-&gt;</text:p>
      <text:p text:style-name="P3"/>
      <text:p text:style-name="P4"><text:span text:style-name="T1">class</text:span> <text:span text:style-name="T2">outer</text:span> {</text:p>
      <text:p text:style-name="P5"><text:span text:style-name="T2">int</text:span> x = <text:span text:style-name="T3">9</text:span>;</text:p>
      <text:p text:style-name="P6"/>
      <text:p text:style-name="P5"><text:span text:style-name="T1">class</text:span> <text:span text:style-name="T2">nested</text:span> {</text:p>
      <text:p text:style-name="P5"><text:span text:style-name="T2">int</text:span> y = <text:span text:style-name="T3">4</text:span>;</text:p>
      <text:p text:style-name="P5">}</text:p>
      <text:p text:style-name="P5">}</text:p>
      <text:p text:style-name="P6"/>
      <text:p text:style-name="P5"><text:span text:style-name="T1">public</text:span> <text:span text:style-name="T1">class</text:span> <text:span text:style-name="T2">nestedClass</text:span> {</text:p>
      <text:p text:style-name="P5"><text:span text:style-name="T1">public</text:span> <text:span text:style-name="T1">static</text:span> <text:span text:style-name="T2">void</text:span> <text:span text:style-name="T4">main</text:span>(<text:span text:style-name="T2">String</text:span>[] <text:span text:style-name="T5">args</text:span>) {</text:p>
      <text:p text:style-name="P6"/>
      <text:p text:style-name="P5"><text:span text:style-name="T2">outer</text:span> <text:span text:style-name="T6">otr</text:span> = <text:span text:style-name="T7">new</text:span> <text:span text:style-name="T4">outer</text:span>();</text:p>
      <text:p text:style-name="P6"/>
      <text:p text:style-name="P5"><text:span text:style-name="T2">outer</text:span>.<text:span text:style-name="T2">nested</text:span> <text:span text:style-name="T6">nstd</text:span> = <text:span text:style-name="T6">otr</text:span>.<text:span text:style-name="T6">new</text:span> <text:span text:style-name="T4">nested</text:span>();</text:p>
      <text:p text:style-name="P6"/>
      <text:p text:style-name="P5"><text:span text:style-name="T2">System</text:span>.out.<text:span text:style-name="T4">println</text:span>(<text:span text:style-name="T8">"</text:span><text:span text:style-name="T9">Variable of outer class : </text:span><text:span text:style-name="T8">"</text:span> + <text:span text:style-name="T6">otr</text:span>.x);</text:p>
      <text:p text:style-name="P5"><text:span text:style-name="T2">System</text:span>.out.<text:span text:style-name="T4">println</text:span>(<text:span text:style-name="T8">"</text:span><text:span text:style-name="T9">Variable of nested class : </text:span><text:span text:style-name="T8">"</text:span> + <text:span text:style-name="T6">nstd</text:span>.y);</text:p>
      <text:p text:style-name="P5">}</text:p>
      <text:p text:style-name="P5">}</text:p>
      <text:p text:style-name="P3"/>
      <text:p text:style-name="P3"/>
      <text:p text:style-name="P3">Output:-</text:p>
      <text:p text:style-name="P3"><draw:frame draw:style-name="fr1" draw:name="Image1" text:anchor-type="char" svg:x="0.524cm" svg:y="0.831cm" svg:width="12.307cm" svg:height="1.455cm" draw:z-index="0"><draw:image xlink:href="Pictures/10000201000002150000003F294420DB0AF2E6B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0T01:36:19.671363968</meta:creation-date>
    <dc:date>2022-11-10T01:38:23.979657617</dc:date>
    <meta:editing-duration>PT2M4S</meta:editing-duration>
    <meta:editing-cycles>1</meta:editing-cycles>
    <meta:generator>LibreOffice/6.4.7.2$Linux_X86_64 LibreOffice_project/40$Build-2</meta:generator>
    <meta:document-statistic meta:table-count="0" meta:image-count="1" meta:object-count="0" meta:page-count="1" meta:paragraph-count="18" meta:word-count="61" meta:character-count="337" meta:non-whitespace-character-count="294"/>
  </office:meta>
</office:document-meta>
</file>